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treamlit</text:p>
      <text:p text:style-name="P1">scikit-learn</text:p>
      <text:p text:style-name="P1">pandas</text:p>
      <text:p text:style-name="P1">numpy</text:p>
      <text:p text:style-name="P1">joblib</text:p>
      <text:p text:style-name="P1">plotly</text:p>
      <text:p text:style-name="P1">shap</text:p>
      <text:p text:style-name="P1">reportlab</text:p>
      <text:p text:style-name="P1">matplotlib</text:p>
      <text:p text:style-name="P1">seaborn</text:p>
      <text:p text:style-name="P1">ipyth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65</meta:generator>
  </office:meta>
</office:document-meta>
</file>